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Droid Serif" svg:font-family="'Droid Serif'"/>
    <style:font-face style:name="Helvetica" svg:font-family="Helvetica, Arial, sans-serif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 style:list-style-name="L2">
      <style:text-properties fo:font-weight="bold" style:font-weight-asian="bold" style:font-weight-complex="bold"/>
    </style:style>
    <style:style style:name="P5" style:family="paragraph" style:parent-style-name="Standard">
      <style:text-properties fo:font-weight="normal" style:font-weight-asian="normal" style:font-weight-complex="normal"/>
    </style:style>
    <style:style style:name="P6" style:family="paragraph" style:parent-style-name="Standard" style:list-style-name="L2">
      <style:text-properties fo:font-weight="normal" style:font-weight-asian="normal" style:font-weight-complex="normal"/>
    </style:style>
    <style:style style:name="P7" style:family="paragraph" style:parent-style-name="Standard" style:list-style-name="L3">
      <style:text-properties fo:font-weight="normal" style:font-weight-asian="normal" style:font-weight-complex="normal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Feature #3: <text:s/>Scenario Generation</text:p>
      <text:p text:style-name="Standard"/>
      <text:p text:style-name="Standard">Specs:</text:p>
      <text:list xml:id="list287760951" text:style-name="L1">
        <text:list-item>
          <text:p text:style-name="P1">Input: melodic surface info (ms-info), Gesture Library</text:p>
        </text:list-item>
        <text:list-item>
          <text:p text:style-name="P1">Description:</text:p>
          <text:list>
            <text:list-item>
              <text:p text:style-name="P1">System receives ms-info</text:p>
            </text:list-item>
            <text:list-item>
              <text:p text:style-name="P1">For each ms, retrieve a corresponding gesture </text:p>
            </text:list-item>
            <text:list-item>
              <text:p text:style-name="P1">Rests are treated as usual (as boundaries (pauses) between gestures)</text:p>
            </text:list-item>
            <text:list-item>
              <text:p text:style-name="P1">Each retrieved gesture may be augmented with the ms-info (Feature #2)</text:p>
            </text:list-item>
          </text:list>
        </text:list-item>
        <text:list-item>
          <text:p text:style-name="P1">Output: The set of selected gestures is a Scenario</text:p>
        </text:list-item>
      </text:list>
      <text:p text:style-name="Standard"/>
      <text:p text:style-name="Standard">How it works:</text:p>
      <text:list xml:id="list985167871" text:style-name="L2">
        <text:list-item>
          <text:p text:style-name="P4">System receives ms-info</text:p>
          <text:list>
            <text:list-item>
              <text:p text:style-name="P2">Ms-info is retrieved from the melodic surface segmentation process</text:p>
            </text:list-item>
            <text:list-item>
              <text:p text:style-name="P2">Ms-info is a series of: {melodic_surface – rests – m_s – rests – … and so on}.</text:p>
              <text:list>
                <text:list-item>
                  <text:p text:style-name="P2">It may start with rests or melodic_surface (doesn't matter)</text:p>
                </text:list-item>
              </text:list>
            </text:list-item>
          </text:list>
        </text:list-item>
        <text:list-item>
          <text:p text:style-name="P4">For each ms, retrieve a corresponding gesture (from Gesture Library)</text:p>
          <text:list>
            <text:list-item>
              <text:p text:style-name="P6">Analyze ms characteristic or properties.</text:p>
              <text:list>
                <text:list-item>
                  <text:p text:style-name="P4">How???</text:p>
                </text:list-item>
              </text:list>
            </text:list-item>
          </text:list>
        </text:list-item>
      </text:list>
      <text:p text:style-name="P3"/>
      <text:list xml:id="list1006520063" text:continue-numbering="true" text:style-name="L2">
        <text:list-item>
          <text:list>
            <text:list-item>
              <text:p text:style-name="P6">Result from analysis is used to select a gesture from one of the Gesture Categories (Iconic, Deictic, or Beats). <text:s/>Gesture selection may be:</text:p>
              <text:list>
                <text:list-item>
                  <text:p text:style-name="P6">Random</text:p>
                </text:list-item>
                <text:list-item>
                  <text:p text:style-name="P6">Best match with ms length</text:p>
                </text:list-item>
                <text:list-item>
                  <text:p text:style-name="P6">Other?</text:p>
                </text:list-item>
              </text:list>
            </text:list-item>
          </text:list>
        </text:list-item>
        <text:list-item>
          <text:p text:style-name="P4">Rests are treated as usual (as boundaries (pauses) between gestures)</text:p>
          <text:list>
            <text:list-item>
              <text:p text:style-name="P6">Rests can be counted based on:</text:p>
              <text:list>
                <text:list-item>
                  <text:p text:style-name="P6">Actual tick values</text:p>
                </text:list-item>
                <text:list-item>
                  <text:p text:style-name="P6">number of rests (i.e. beats) * time-per-beat</text:p>
                </text:list-item>
              </text:list>
            </text:list-item>
            <text:list-item>
              <text:p text:style-name="P6">Rests will show as pauses between gestures</text:p>
            </text:list-item>
          </text:list>
        </text:list-item>
        <text:list-item>
          <text:p text:style-name="P4">Each retrieved gesture may be augmented with the ms-info (Feature #2)</text:p>
          <text:list>
            <text:list-item>
              <text:p text:style-name="P6">Optional?</text:p>
            </text:list-item>
          </text:list>
        </text:list-item>
        <text:list-item>
          <text:p text:style-name="P4">The retrieved gestures are put together into one list → Scenario (then can be treated like in Feature #2)</text:p>
        </text:list-item>
      </text:list>
      <text:p text:style-name="P5"/>
      <text:p text:style-name="P5">Other:</text:p>
      <text:list xml:id="list309866997" text:style-name="L3">
        <text:list-item>
          <text:p text:style-name="P7">this could be used for real-time gesture selection:</text:p>
          <text:list>
            <text:list-item>
              <text:p text:style-name="P7">system 'listens' to sound input</text:p>
            </text:list-item>
            <text:list-item>
              <text:p text:style-name="P7">retrieve ms-info from sound input</text:p>
            </text:list-item>
            <text:list-item>
              <text:p text:style-name="P7">select a gesture from Gesture Library from ms-info</text:p>
            </text:list-item>
            <text:list-item>
              <text:p text:style-name="P7">possible limitations:</text:p>
              <text:list>
                <text:list-item>
                  <text:p text:style-name="P7">lag response</text:p>
                </text:list-item>
                <text:list-item>
                  <text:p text:style-name="P7">seemingly random behavior (at least, hopefully the characteristics of the gesture/behavior matches the characteristics of the sound input)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Droid Serif" svg:font-family="'Droid Serif'"/>
    <style:font-face style:name="Helvetica" svg:font-family="Helvetica, Arial, sans-serif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sunardi </meta:initial-creator>
    <meta:creation-date>2010-03-28T14:57:34</meta:creation-date>
    <dc:date>2010-03-28T15:23:44</dc:date>
    <dc:creator>msunardi </dc:creator>
    <meta:editing-duration>PT00H26M11S</meta:editing-duration>
    <meta:editing-cycles>12</meta:editing-cycles>
    <meta:generator>OpenOffice.org/3.1$Unix OpenOffice.org_project/310m19$Build-9420</meta:generator>
    <meta:document-statistic meta:table-count="0" meta:image-count="0" meta:object-count="0" meta:page-count="1" meta:paragraph-count="37" meta:word-count="286" meta:character-count="1668"/>
  </office:meta>
</office:document-meta>
</file>